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 test - 2019-12-29 - 12:14:44" table:style-name="ta1">
        <table:shapes>
          <draw:frame draw:z-index="0" draw:style-name="gr1" draw:text-style-name="P1" svg:width="159.99mm" svg:height="89.99mm" svg:x="1mm" svg:y="64.22mm">
            <draw:object draw:notify-on-update-of-ranges="'Gen test - 2019-12-29 - 12:14:44'.A1:'Gen test - 2019-12-29 - 12:14:44'.A1 'Gen test - 2019-12-29 - 12:14:44'.A2:'Gen test - 2019-12-29 - 12:14:44'.A14 'Gen test - 2019-12-29 - 12:14:44'.B1:'Gen test - 2019-12-29 - 12:14:44'.B1 'Gen test - 2019-12-29 - 12:14:44'.B2:'Gen test - 2019-12-29 - 12:14:44'.B14 'Gen test - 2019-12-29 - 12:14:44'.C1:'Gen test - 2019-12-29 - 12:14:44'.C1 'Gen test - 2019-12-29 - 12:14:44'.C2:'Gen test - 2019-12-29 - 12:14:44'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<text:s/>Best body lengths</text:p>
          </table:table-cell>
          <table:table-cell office:value-type="string" calcext:value-type="string">
            <text:p><text:s/>Average body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75" calcext:value-type="float">
            <text:p>1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5" calcext:value-type="float">
            <text:p>1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35" calcext:value-type="float">
            <text:p>1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205" calcext:value-type="float">
            <text:p>1,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345" calcext:value-type="float">
            <text:p>1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315" calcext:value-type="float">
            <text:p>1,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375" calcext:value-type="float">
            <text:p>1,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9T12:31:59.783738139</dc:date>
    <meta:editing-duration>PT5M21S</meta:editing-duration>
    <meta:editing-cycles>1</meta:editing-cycles>
    <meta:document-statistic meta:table-count="1" meta:cell-count="4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01cm" svg:y="3.952cm" style:legend-expansion="high" chart:style-name="ch2"/>
        <chart:plot-area chart:style-name="ch3" table:cell-range-address="'Gen test - 2019-12-29 - 12:14:44'.A1:'Gen test - 2019-12-29 - 12:14:44'.C14" chart:data-source-has-labels="both" svg:x="0.32cm" svg:y="0.18cm" svg:width="10.761cm" svg:height="8.64cm">
          <chartooo:coordinate-region svg:x="1.047cm" svg:y="0.379cm" svg:width="9.847cm" svg:height="7.794cm"/>
          <chart:axis chart:dimension="x" chart:name="primary-x" chart:style-name="ch4" chartooo:axis-type="auto">
            <chartooo:date-scale/>
            <chart:categories table:cell-range-address="'Gen test - 2019-12-29 - 12:14:44'.A2:'Gen test - 2019-12-29 - 12:14:44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n test - 2019-12-29 - 12:14:44'.B2:'Gen test - 2019-12-29 - 12:14:44'.B14" chart:label-cell-address="'Gen test - 2019-12-29 - 12:14:44'.B1:'Gen test - 2019-12-29 - 12:14:44'.B1" chart:class="chart:line">
            <chart:data-point chart:repeated="13"/>
          </chart:series>
          <chart:series chart:style-name="ch7" chart:values-cell-range-address="'Gen test - 2019-12-29 - 12:14:44'.C2:'Gen test - 2019-12-29 - 12:14:44'.C14" chart:label-cell-address="'Gen test - 2019-12-29 - 12:14:44'.C1:'Gen test - 2019-12-29 - 12:14:44'.C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est body lengths</text:p>
                <draw:g>
                  <svg:desc>'Gen test - 2019-12-29 - 12:14:44'.B1:'Gen test - 2019-12-29 - 12:14:44'.B1</svg:desc>
                </draw:g>
              </table:table-cell>
              <table:table-cell office:value-type="string">
                <text:p> Average body length</text:p>
                <draw:g>
                  <svg:desc>'Gen test - 2019-12-29 - 12:14:44'.C1:'Gen test - 2019-12-29 - 12:14:44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en test - 2019-12-29 - 12:14:44'.A2:'Gen test - 2019-12-29 - 12:14:44'.A14</svg:desc>
                </draw:g>
              </table:table-cell>
              <table:table-cell office:value-type="float" office:value="2">
                <text:p>2</text:p>
                <draw:g>
                  <svg:desc>'Gen test - 2019-12-29 - 12:14:44'.B2:'Gen test - 2019-12-29 - 12:14:44'.B14</svg:desc>
                </draw:g>
              </table:table-cell>
              <table:table-cell office:value-type="float" office:value="1.075">
                <text:p>1.075</text:p>
                <draw:g>
                  <svg:desc>'Gen test - 2019-12-29 - 12:14:44'.C2:'Gen test - 2019-12-29 - 12:14:44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.28">
                <text:p>1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